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652in"/>
    </style:style>
    <style:style style:name="co5" style:family="table-column">
      <style:table-column-properties fo:break-before="auto" style:column-width="2.2071in"/>
    </style:style>
    <style:style style:name="co6" style:family="table-column">
      <style:table-column-properties fo:break-before="auto" style:column-width="1.2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d7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e8f2a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4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aa9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aa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aa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aa95"/>
    </style:style>
    <style:style style:name="ce18" style:family="table-cell" style:parent-style-name="Default">
      <style:table-cell-properties fo:background-color="#ffaa95" style:rotation-align="none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6d6d" style:text-align-source="fix" style:repeat-content="false" style:rotation-align="non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e16173" style:rotation-align="none"/>
    </style:style>
    <style:style style:name="ce36" style:family="table-cell" style:parent-style-name="Default">
      <style:table-cell-properties fo:background-color="#8e86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d4ea6b" style:rotation-align="none"/>
    </style:style>
    <style:style style:name="ce33" style:family="table-cell" style:parent-style-name="Default">
      <style:table-cell-properties fo:background-color="#a1467e" style:rotation-align="none"/>
    </style:style>
    <style:style style:name="ce37" style:family="table-cell" style:parent-style-name="Default">
      <style:table-cell-properties fo:background-color="#729fcf" style:rotation-align="none"/>
    </style:style>
    <style:style style:name="ce38" style:family="table-cell" style:parent-style-name="Default">
      <style:table-cell-properties fo:background-color="#a1467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8e86ae" style:rotation-align="none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44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1aca6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CALCULATION AND CHOOSING COMPONENT FOR POWER NETWORK</text:p>
          </table:table-cell>
          <table:covered-table-cell table:number-columns-repeated="12"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ADP5054ACPZ-R7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pecificati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n (V)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sw (kHz)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rt (kOhm)</text:p>
          </table:table-cell>
          <table:table-cell table:style-name="ce8" table:formula="of:=POWER(14.822/[.B5];1.081)" office:value-type="float" office:value="32.0308717674086" calcext:value-type="float">
            <text:p>32.03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 office:value-type="string" calcext:value-type="string">
            <text:p>Rbot (kOhm)</text:p>
          </table:table-cell>
          <table:table-cell/>
          <table:table-cell table:style-name="ce10" office:value-type="string" calcext:value-type="string">
            <text:p>Rtop (kOhm)</text:p>
          </table:table-cell>
          <table:table-cell/>
          <table:table-cell office:value-type="string" calcext:value-type="string">
            <text:p>L(uH)</text:p>
          </table:table-cell>
          <table:table-cell office:value-type="string" calcext:value-type="string">
            <text:p>L real</text:p>
          </table:table-cell>
          <table:table-cell table:style-name="ce9" office:value-type="string" calcext:value-type="string">
            <text:p>ΔIL</text:p>
          </table:table-cell>
          <table:table-cell table:style-name="ce4" office:value-type="string" calcext:value-type="string">
            <text:p>Irms</text:p>
          </table:table-cell>
          <table:table-cell/>
          <table:table-cell table:style-name="ce10" office:value-type="string" calcext:value-type="string">
            <text:p>Cout_ripple</text:p>
          </table:table-cell>
          <table:table-cell table:style-name="ce4" office:value-type="string" calcext:value-type="string">
            <text:p>Resr</text:p>
          </table:table-cell>
          <table:table-cell table:style-name="ce4" office:value-type="string" calcext:value-type="string">
            <text:p>Cout_uv</text:p>
          </table:table-cell>
          <table:table-cell office:value-type="string" calcext:value-type="string">
            <text:p>Cout_ov</text:p>
          </table:table-cell>
          <table:table-cell table:style-name="ce4" office:value-type="string" calcext:value-type="string">
            <text:p>Cout</text:p>
          </table:table-cell>
          <table:table-cell/>
        </table:table-row>
        <table:table-row table:style-name="ro1">
          <table:table-cell office:value-type="string" calcext:value-type="string">
            <text:p>Vout1 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Iout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ΔVout_ripple1</text:p>
          </table:table-cell>
          <table:table-cell office:value-type="float" office:value="0.0165" calcext:value-type="float">
            <text:p>0.016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[.G7]*([.B7]-0.8)/0.8" office:value-type="float" office:value="21.25" calcext:value-type="float">
            <text:p>21.25</text:p>
          </table:table-cell>
          <table:table-cell/>
          <table:table-cell table:formula="of:=(12-[.B7])*[.B7]/(12*0.35*[.D7]*1.2)" office:value-type="float" office:value="0.847098214285714" calcext:value-type="float">
            <text:p>0.847098214285714</text:p>
          </table:table-cell>
          <table:table-cell office:value-type="float" office:value="1.5" calcext:value-type="float">
            <text:p>1.5</text:p>
          </table:table-cell>
          <table:table-cell table:style-name="ce4" table:formula="of:=[.L7]*1.2*12/([.B7]*(12-[.B7]))" office:value-type="float" office:value="1.26482213438735" calcext:value-type="float">
            <text:p>1.26482213438735</text:p>
          </table:table-cell>
          <table:table-cell table:style-name="ce4" table:formula="of:=SQRT(POWER([.D7];2)+POWER([.M7];2)/12)" office:value-type="float" office:value="4.01662975465373" calcext:value-type="float">
            <text:p>4.01662975465373</text:p>
          </table:table-cell>
          <table:table-cell/>
          <table:table-cell table:style-name="ce4" table:formula="of:=[.M7]/(8*1.2*[.F7])" office:value-type="float" office:value="7.98498822214237" calcext:value-type="float">
            <text:p>7.98498822214237</text:p>
          </table:table-cell>
          <table:table-cell table:style-name="ce4" table:formula="of:=[.F7]/[.M7]" office:value-type="float" office:value="0.0130453125" calcext:value-type="float">
            <text:p>0.0130453125</text:p>
          </table:table-cell>
          <table:table-cell table:style-name="ce4" table:formula="of:=2*[.L7]*POWER(0.6*[.D7];2)/(2*(12-[.B7])*0.05*[.B7])" office:value-type="float" office:value="10.1185770750988" calcext:value-type="float">
            <text:p>10.1185770750988</text:p>
          </table:table-cell>
          <table:table-cell table:style-name="ce11" table:formula="of:=2*[.L7]*POWER(0.6*[.D7];2)/(POWER(1.05*[.B7];2)-POWER([.B7];2))" office:value-type="float" office:value="61.9229993952832" calcext:value-type="float">
            <text:p>61.9229993952832</text:p>
          </table:table-cell>
          <table:table-cell table:style-name="ce4" office:value-type="string" calcext:value-type="string">
            <text:p>47u + 22u</text:p>
          </table:table-cell>
          <table:table-cell/>
        </table:table-row>
        <table:table-row table:style-name="ro1">
          <table:table-cell office:value-type="string" calcext:value-type="string">
            <text:p>Vou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ut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Δvout_ripple2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formula="of:=[.G8]*([.B8]-0.8)/0.8" office:value-type="float" office:value="41.25" calcext:value-type="float">
            <text:p>41.25</text:p>
          </table:table-cell>
          <table:table-cell/>
          <table:table-cell table:formula="of:=(12-[.B8])*[.B8]/(12*0.35*[.D8]*1.2)" office:value-type="float" office:value="2.67857142857143" calcext:value-type="float">
            <text:p>2.67857142857143</text:p>
          </table:table-cell>
          <table:table-cell office:value-type="float" office:value="3.3" calcext:value-type="float">
            <text:p>3.3</text:p>
          </table:table-cell>
          <table:table-cell table:style-name="ce4" table:formula="of:=[.L8]*1.2*12/([.B8]*(12-[.B8]))" office:value-type="float" office:value="1.76" calcext:value-type="float">
            <text:p>1.76</text:p>
          </table:table-cell>
          <table:table-cell table:style-name="ce4" table:formula="of:=SQRT(POWER([.D8];2)+POWER([.M8];2)/12)" office:value-type="float" office:value="2.06352449302966" calcext:value-type="float">
            <text:p>2.06352449302966</text:p>
          </table:table-cell>
          <table:table-cell/>
          <table:table-cell table:style-name="ce4" table:formula="of:=[.M8]/(8*1.2*[.F8])" office:value-type="float" office:value="6.11111111111111" calcext:value-type="float">
            <text:p>6.11111111111111</text:p>
          </table:table-cell>
          <table:table-cell table:style-name="ce4" table:formula="of:=[.F8]/[.M8]" office:value-type="float" office:value="0.0170454545454545" calcext:value-type="float">
            <text:p>0.017045454545455</text:p>
          </table:table-cell>
          <table:table-cell table:style-name="ce4" table:formula="of:=2*[.L8]*POWER(0.6*[.D8];2)/(2*(12-[.B8])*0.05*[.B8])" office:value-type="float" office:value="3.52" calcext:value-type="float">
            <text:p>3.52</text:p>
          </table:table-cell>
          <table:table-cell table:style-name="ce11" table:formula="of:=2*[.L8]*POWER(0.6*[.D8];2)/(POWER(1.05*[.B8];2)-POWER([.B8];2))" office:value-type="float" office:value="10.3024390243902" calcext:value-type="float">
            <text:p>10.3024390243902</text:p>
          </table:table-cell>
          <table:table-cell table:style-name="ce4" office:value-type="string" calcext:value-type="string">
            <text:p>47u </text:p>
          </table:table-cell>
          <table:table-cell/>
        </table:table-row>
        <table:table-row table:style-name="ro1">
          <table:table-cell office:value-type="string" calcext:value-type="string">
            <text:p>Vout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Iout3</text:p>
          </table:table-cell>
          <table:table-cell office:value-type="float" office:value="2.5" calcext:value-type="float">
            <text:p>2.5</text:p>
          </table:table-cell>
          <table:table-cell table:style-name="ce9" office:value-type="string" calcext:value-type="string">
            <text:p>Δvout_ripple3</text:p>
          </table:table-cell>
          <table:table-cell office:value-type="float" office:value="0.038" calcext:value-type="float">
            <text:p>0.038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[.G9]*([.B9]-0.8)/0.8" office:value-type="float" office:value="75" calcext:value-type="float">
            <text:p>75</text:p>
          </table:table-cell>
          <table:table-cell/>
          <table:table-cell table:formula="of:=(12-[.B9])*[.B9]/(12*0.35*[.D9]*1.2)" office:value-type="float" office:value="2.47301587301587" calcext:value-type="float">
            <text:p>2.47301587301587</text:p>
          </table:table-cell>
          <table:table-cell office:value-type="float" office:value="3.3" calcext:value-type="float">
            <text:p>3.3</text:p>
          </table:table-cell>
          <table:table-cell table:style-name="ce4" table:formula="of:=[.L9]*1.2*12/([.B9]*(12-[.B9]))" office:value-type="float" office:value="1.52503209242619" calcext:value-type="float">
            <text:p>1.52503209242619</text:p>
          </table:table-cell>
          <table:table-cell table:style-name="ce4" table:formula="of:=SQRT(POWER([.D9];2)+POWER([.M9];2)/12)" office:value-type="float" office:value="2.53846611957776" calcext:value-type="float">
            <text:p>2.53846611957776</text:p>
          </table:table-cell>
          <table:table-cell/>
          <table:table-cell table:style-name="ce4" table:formula="of:=[.M9]/(8*1.2*[.F9])" office:value-type="float" office:value="4.18046077967705" calcext:value-type="float">
            <text:p>4.18046077967705</text:p>
          </table:table-cell>
          <table:table-cell table:style-name="ce4" table:formula="of:=[.F9]/[.M9]" office:value-type="float" office:value="0.0249175084175084" calcext:value-type="float">
            <text:p>0.024917508417508</text:p>
          </table:table-cell>
          <table:table-cell table:style-name="ce4" table:formula="of:=2*[.L9]*POWER(0.6*[.D9];2)/(2*(12-[.B9])*0.05*[.B9])" office:value-type="float" office:value="4.76572528883184" calcext:value-type="float">
            <text:p>4.76572528883184</text:p>
          </table:table-cell>
          <table:table-cell table:style-name="ce11" table:formula="of:=2*[.L9]*POWER(0.6*[.D9];2)/(POWER(1.05*[.B9];2)-POWER([.B9];2))" office:value-type="float" office:value="10.0331058712249" calcext:value-type="float">
            <text:p>10.0331058712249</text:p>
          </table:table-cell>
          <table:table-cell table:style-name="ce4" office:value-type="string" calcext:value-type="string">
            <text:p>47u </text:p>
          </table:table-cell>
          <table:table-cell/>
        </table:table-row>
        <table:table-row table:style-name="ro1">
          <table:table-cell office:value-type="string" calcext:value-type="string">
            <text:p>Vout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Iout4</text:p>
          </table:table-cell>
          <table:table-cell office:value-type="float" office:value="2.5" calcext:value-type="float">
            <text:p>2.5</text:p>
          </table:table-cell>
          <table:table-cell table:style-name="ce9" office:value-type="string" calcext:value-type="string">
            <text:p>Δvout_ripple4</text:p>
          </table:table-cell>
          <table:table-cell office:value-type="float" office:value="0.055" calcext:value-type="float">
            <text:p>0.055</text:p>
          </table:table-cell>
          <table:table-cell table:style-name="ce4" office:value-type="float" office:value="13.7" calcext:value-type="float">
            <text:p>13.7</text:p>
          </table:table-cell>
          <table:table-cell/>
          <table:table-cell table:formula="of:=[.G10]*([.B10]-0.8)/0.8" office:value-type="float" office:value="80.4875" calcext:value-type="float">
            <text:p>80.4875</text:p>
          </table:table-cell>
          <table:table-cell/>
          <table:table-cell table:formula="of:=(12-[.B10])*[.B10]/(12*0.35*[.D10]*1.2)" office:value-type="float" office:value="2.83730158730159" calcext:value-type="float">
            <text:p>2.83730158730159</text:p>
          </table:table-cell>
          <table:table-cell office:value-type="float" office:value="3.3" calcext:value-type="float">
            <text:p>3.3</text:p>
          </table:table-cell>
          <table:table-cell table:style-name="ce4" table:formula="of:=[.L10]*1.2*12/([.B10]*(12-[.B10]))" office:value-type="float" office:value="1.32923076923077" calcext:value-type="float">
            <text:p>1.32923076923077</text:p>
          </table:table-cell>
          <table:table-cell table:style-name="ce4" table:formula="of:=SQRT(POWER([.D10];2)+POWER([.M10];2)/12)" office:value-type="float" office:value="2.52927615531054" calcext:value-type="float">
            <text:p>2.52927615531054</text:p>
          </table:table-cell>
          <table:table-cell/>
          <table:table-cell table:style-name="ce4" table:formula="of:=[.M10]/(8*1.2*[.F10])" office:value-type="float" office:value="2.51748251748252" calcext:value-type="float">
            <text:p>2.51748251748252</text:p>
          </table:table-cell>
          <table:table-cell table:style-name="ce4" table:formula="of:=[.F10]/[.M10]" office:value-type="float" office:value="0.0413773148148148" calcext:value-type="float">
            <text:p>0.041377314814815</text:p>
          </table:table-cell>
          <table:table-cell table:style-name="ce4" table:formula="of:=2*[.L10]*POWER(0.6*[.D10];2)/(2*(12-[.B10])*0.05*[.B10])" office:value-type="float" office:value="4.15384615384615" calcext:value-type="float">
            <text:p>4.15384615384615</text:p>
          </table:table-cell>
          <table:table-cell table:style-name="ce11" table:formula="of:=2*[.L10]*POWER(0.6*[.D10];2)/(POWER(1.05*[.B10];2)-POWER([.B10];2))" office:value-type="float" office:value="4.78935698447893" calcext:value-type="float">
            <text:p>4.78935698447893</text:p>
          </table:table-cell>
          <table:table-cell table:style-name="ce4" office:value-type="string" calcext:value-type="string">
            <text:p>22u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 table:number-columns-repeated="13"/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table:style-name="ce4" office:value-type="string" calcext:value-type="string">
            <text:p>I bk &gt; 1.2*Vin</text:p>
          </table:table-cell>
          <table:table-cell/>
          <table:table-cell office:value-type="string" calcext:value-type="string">
            <text:p>Rc (kOhm)</text:p>
          </table:table-cell>
          <table:table-cell/>
          <table:table-cell office:value-type="string" calcext:value-type="string">
            <text:p>Cc (nF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4" office:value-type="string" calcext:value-type="string">
            <text:p>Id &gt; 1.2*Ilimit</text:p>
          </table:table-cell>
          <table:table-cell/>
          <table:table-cell table:formula="of:=2*3.14*[.B7]*[.S7]*120/(0.8*470*20)" office:value-type="float" office:value="10.2390338255413" calcext:value-type="float">
            <text:p>10.2390338255413</text:p>
          </table:table-cell>
          <table:table-cell/>
          <table:table-cell table:formula="of:=([.B7]/[.D7]+[.Q7])*[.S7]/[.I15]" office:value-type="float" office:value="2.57358678343949" calcext:value-type="float">
            <text:p>2.57358678343949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8]*[.S8]*120/(0.8*470*20)" office:value-type="float" office:value="3.09730773222625" calcext:value-type="float">
            <text:p>3.09730773222625</text:p>
          </table:table-cell>
          <table:table-cell/>
          <table:table-cell table:formula="of:=([.B8]/[.D8]+[.Q8])*[.S8]/[.I16]" office:value-type="float" office:value="5.04608183748311" calcext:value-type="float">
            <text:p>5.04608183748311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9]*[.S9]*120/(0.8*470*6.6)" office:value-type="float" office:value="11.5778548602955" calcext:value-type="float">
            <text:p>11.5778548602955</text:p>
          </table:table-cell>
          <table:table-cell/>
          <table:table-cell table:formula="of:=([.B9]/[.D9]+[.Q9])*[.S9]/[.I17]" office:value-type="float" office:value="1.33879039867893" calcext:value-type="float">
            <text:p>1.33879039867893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10]*[.S10]*120/(0.8*470*6.6)" office:value-type="float" office:value="7.99924517620417" calcext:value-type="float">
            <text:p>7.99924517620417</text:p>
          </table:table-cell>
          <table:table-cell/>
          <table:table-cell table:formula="of:=([.B10]/[.D10]+[.Q10])*[.S10]/[.I18]" office:value-type="float" office:value="1.34197113116301" calcext:value-type="float">
            <text:p>1.34197113116301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in (V)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sw (kHz)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rt (kOhm)</text:p>
          </table:table-cell>
          <table:table-cell table:style-name="ce8" table:formula="of:=POWER(14.822/[.B23];1.081)" office:value-type="float" office:value="32.0308717674086" calcext:value-type="float">
            <text:p>32.03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54" office:value-type="string" calcext:value-type="string">
            <text:p>Δvout_ripple</text:p>
          </table:table-cell>
          <table:table-cell table:style-name="ce4" office:value-type="string" calcext:value-type="string">
            <text:p>Rbot (kOhm)</text:p>
          </table:table-cell>
          <table:table-cell/>
          <table:table-cell table:style-name="ce10" office:value-type="string" calcext:value-type="string">
            <text:p>Rtop (kOhm)</text:p>
          </table:table-cell>
          <table:table-cell/>
          <table:table-cell office:value-type="string" calcext:value-type="string">
            <text:p>L(uH)</text:p>
          </table:table-cell>
          <table:table-cell office:value-type="string" calcext:value-type="string">
            <text:p>L real</text:p>
          </table:table-cell>
          <table:table-cell table:style-name="ce9" office:value-type="string" calcext:value-type="string">
            <text:p>ΔIL</text:p>
          </table:table-cell>
          <table:table-cell table:style-name="ce4" office:value-type="string" calcext:value-type="string">
            <text:p>Irms</text:p>
          </table:table-cell>
          <table:table-cell/>
          <table:table-cell table:style-name="ce10" office:value-type="string" calcext:value-type="string">
            <text:p>Cout_ripple</text:p>
          </table:table-cell>
          <table:table-cell table:style-name="ce4" office:value-type="string" calcext:value-type="string">
            <text:p>Resr</text:p>
          </table:table-cell>
          <table:table-cell table:style-name="ce4" office:value-type="string" calcext:value-type="string">
            <text:p>Cout_uv</text:p>
          </table:table-cell>
          <table:table-cell office:value-type="string" calcext:value-type="string">
            <text:p>Cout_ov</text:p>
          </table:table-cell>
          <table:table-cell/>
          <table:table-cell table:style-name="ce4" office:value-type="string" calcext:value-type="string">
            <text:p>Cout</text:p>
          </table:table-cell>
        </table:table-row>
        <table:table-row table:style-name="ro1">
          <table:table-cell office:value-type="string" calcext:value-type="string">
            <text:p>Vout1 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out1</text:p>
          </table:table-cell>
          <table:table-cell office:value-type="float" office:value="6" calcext:value-type="float">
            <text:p>6</text:p>
          </table:table-cell>
          <table:table-cell table:style-name="ce9"/>
          <table:table-cell table:formula="of:=[.B25]/100" office:value-type="float" office:value="0.012" calcext:value-type="float">
            <text:p>0.012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[.G25]*([.B25]-0.8)/0.8" office:value-type="float" office:value="10" calcext:value-type="float">
            <text:p>10</text:p>
          </table:table-cell>
          <table:table-cell/>
          <table:table-cell table:formula="of:=(12-[.B25])*[.B25]/(12*0.35*[.D25]*0.6)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style-name="ce4" table:formula="of:=([.B25]*(12-[.B25])/([.L25]*0.6*12))" office:value-type="float" office:value="1.8" calcext:value-type="float">
            <text:p>1.8</text:p>
          </table:table-cell>
          <table:table-cell table:style-name="ce4" table:formula="of:=SQRT(POWER([.D25];2)+POWER([.M25];2)/12)" office:value-type="float" office:value="6.02245796996542" calcext:value-type="float">
            <text:p>6.02245796996542</text:p>
          </table:table-cell>
          <table:table-cell/>
          <table:table-cell table:style-name="ce4" table:formula="of:=[.M25]/(8*0.6*[.F25])" office:value-type="float" office:value="31.25" calcext:value-type="float">
            <text:p>31.25</text:p>
          </table:table-cell>
          <table:table-cell table:style-name="ce4" table:formula="of:=[.F25]/[.M25]" office:value-type="float" office:value="0.00666666666666667" calcext:value-type="float">
            <text:p>0.006666666666667</text:p>
          </table:table-cell>
          <table:table-cell table:style-name="ce4" table:formula="of:=2*[.L25]*POWER(0.6*[.D25];2)/(2*(12-[.B25])*0.05*[.B25])" office:value-type="float" office:value="20" calcext:value-type="float">
            <text:p>20</text:p>
          </table:table-cell>
          <table:table-cell table:style-name="ce11" table:formula="of:=2*[.L25]*POWER(0.6*[.D25];2)/(POWER(1.05*[.B25];2)-POWER([.B25];2))" office:value-type="float" office:value="175.609756097561" calcext:value-type="float">
            <text:p>175.609756097561</text:p>
          </table:table-cell>
          <table:table-cell table:formula="of:=47*4-20" office:value-type="float" office:value="168" calcext:value-type="float">
            <text:p>168</text:p>
          </table:table-cell>
          <table:table-cell table:style-name="ce4" office:value-type="string" calcext:value-type="string">
            <text:p>47u + 22u</text:p>
          </table:table-cell>
        </table:table-row>
        <table:table-row table:style-name="ro1">
          <table:table-cell office:value-type="string" calcext:value-type="string">
            <text:p>Vout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out2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formula="of:=[.B26]/100" office:value-type="float" office:value="0.025" calcext:value-type="float">
            <text:p>0.025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formula="of:=[.G26]*([.B26]-0.8)/0.8" office:value-type="float" office:value="31.875" calcext:value-type="float">
            <text:p>31.875</text:p>
          </table:table-cell>
          <table:table-cell/>
          <table:table-cell table:formula="of:=(12-[.B26])*[.B26]/(12*0.35*[.D26]*0.6)" office:value-type="float" office:value="4.71230158730159" calcext:value-type="float">
            <text:p>4.71230158730159</text:p>
          </table:table-cell>
          <table:table-cell office:value-type="float" office:value="4.7" calcext:value-type="float">
            <text:p>4.7</text:p>
          </table:table-cell>
          <table:table-cell table:style-name="ce4" table:formula="of:=([.B26]*(12-[.B26])/([.L26]*0.6*12))" office:value-type="float" office:value="0.701832151300236" calcext:value-type="float">
            <text:p>0.701832151300236</text:p>
          </table:table-cell>
          <table:table-cell table:style-name="ce4" table:formula="of:=SQRT(POWER([.D26];2)+POWER([.M26];2)/12)" office:value-type="float" office:value="2.01023564888545" calcext:value-type="float">
            <text:p>2.01023564888545</text:p>
          </table:table-cell>
          <table:table-cell/>
          <table:table-cell table:style-name="ce4" table:formula="of:=[.M26]/(8*0.6*[.F26])" office:value-type="float" office:value="5.8486012608353" calcext:value-type="float">
            <text:p>5.8486012608353</text:p>
          </table:table-cell>
          <table:table-cell table:style-name="ce4" table:formula="of:=[.F26]/[.M26]" office:value-type="float" office:value="0.0356210526315789" calcext:value-type="float">
            <text:p>0.035621052631579</text:p>
          </table:table-cell>
          <table:table-cell table:style-name="ce4" table:formula="of:=2*[.L26]*POWER(0.6*[.D26];2)/(2*(12-[.B26])*0.05*[.B26])" office:value-type="float" office:value="5.69936842105263" calcext:value-type="float">
            <text:p>5.69936842105263</text:p>
          </table:table-cell>
          <table:table-cell table:style-name="ce11" table:formula="of:=2*[.L26]*POWER(0.6*[.D26];2)/(POWER(1.05*[.B26];2)-POWER([.B26];2))" office:value-type="float" office:value="21.1293658536585" calcext:value-type="float">
            <text:p>21.1293658536585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47u </text:p>
          </table:table-cell>
        </table:table-row>
        <table:table-row table:style-name="ro1">
          <table:table-cell office:value-type="string" calcext:value-type="string">
            <text:p>Vout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out3</text:p>
          </table:table-cell>
          <table:table-cell office:value-type="float" office:value="2.5" calcext:value-type="float">
            <text:p>2.5</text:p>
          </table:table-cell>
          <table:table-cell table:style-name="ce9"/>
          <table:table-cell table:formula="of:=[.B27]/100" office:value-type="float" office:value="0.015" calcext:value-type="float">
            <text:p>0.01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formula="of:=[.G27]*([.B27]-0.8)/0.8" office:value-type="float" office:value="17.5" calcext:value-type="float">
            <text:p>17.5</text:p>
          </table:table-cell>
          <table:table-cell/>
          <table:table-cell table:formula="of:=(12-[.B27])*[.B27]/(12*0.35*[.D27]*0.6)"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table:style-name="ce4" table:formula="of:=([.B27]*(12-[.B27])/([.L27]*0.6*12))" office:value-type="float" office:value="0.662878787878788" calcext:value-type="float">
            <text:p>0.662878787878788</text:p>
          </table:table-cell>
          <table:table-cell table:style-name="ce4" table:formula="of:=SQRT(POWER([.D27];2)+POWER([.M27];2)/12)" office:value-type="float" office:value="2.50731277611808" calcext:value-type="float">
            <text:p>2.50731277611808</text:p>
          </table:table-cell>
          <table:table-cell/>
          <table:table-cell table:style-name="ce4" table:formula="of:=[.M27]/(8*0.6*[.F27])" office:value-type="float" office:value="9.20664983164983" calcext:value-type="float">
            <text:p>9.20664983164983</text:p>
          </table:table-cell>
          <table:table-cell table:style-name="ce4" table:formula="of:=[.F27]/[.M27]" office:value-type="float" office:value="0.0226285714285714" calcext:value-type="float">
            <text:p>0.022628571428571</text:p>
          </table:table-cell>
          <table:table-cell table:style-name="ce4" table:formula="of:=2*[.L27]*POWER(0.6*[.D27];2)/(2*(12-[.B27])*0.05*[.B27])" office:value-type="float" office:value="9.42857142857143" calcext:value-type="float">
            <text:p>9.42857142857143</text:p>
          </table:table-cell>
          <table:table-cell table:style-name="ce11" table:formula="of:=2*[.L27]*POWER(0.6*[.D27];2)/(POWER(1.05*[.B27];2)-POWER([.B27];2))" office:value-type="float" office:value="64.3902439024388" calcext:value-type="float">
            <text:p>64.3902439024388</text:p>
          </table:table-cell>
          <table:table-cell table:formula="of:=47" office:value-type="float" office:value="47" calcext:value-type="float">
            <text:p>47</text:p>
          </table:table-cell>
          <table:table-cell table:style-name="ce4" office:value-type="string" calcext:value-type="string">
            <text:p>47u </text:p>
          </table:table-cell>
        </table:table-row>
        <table:table-row table:style-name="ro1">
          <table:table-cell office:value-type="string" calcext:value-type="string">
            <text:p>Vout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out4</text:p>
          </table:table-cell>
          <table:table-cell office:value-type="float" office:value="2.5" calcext:value-type="float">
            <text:p>2.5</text:p>
          </table:table-cell>
          <table:table-cell table:style-name="ce9"/>
          <table:table-cell table:formula="of:=[.B28]/100" office:value-type="float" office:value="0.033" calcext:value-type="float">
            <text:p>0.033</text:p>
          </table:table-cell>
          <table:table-cell table:style-name="ce4" office:value-type="float" office:value="13.7" calcext:value-type="float">
            <text:p>13.7</text:p>
          </table:table-cell>
          <table:table-cell/>
          <table:table-cell table:formula="of:=[.G28]*([.B28]-0.8)/0.8" office:value-type="float" office:value="42.8125" calcext:value-type="float">
            <text:p>42.8125</text:p>
          </table:table-cell>
          <table:table-cell/>
          <table:table-cell table:formula="of:=(12-[.B28])*[.B28]/(12*0.35*[.D28]*0.6)" office:value-type="float" office:value="4.55714285714286" calcext:value-type="float">
            <text:p>4.55714285714286</text:p>
          </table:table-cell>
          <table:table-cell office:value-type="float" office:value="4.7" calcext:value-type="float">
            <text:p>4.7</text:p>
          </table:table-cell>
          <table:table-cell table:style-name="ce4" table:formula="of:=([.B28]*(12-[.B28])/([.L28]*0.6*12))" office:value-type="float" office:value="0.848404255319149" calcext:value-type="float">
            <text:p>0.848404255319149</text:p>
          </table:table-cell>
          <table:table-cell table:style-name="ce4" table:formula="of:=SQRT(POWER([.D28];2)+POWER([.M28];2)/12)" office:value-type="float" office:value="2.51196785045184" calcext:value-type="float">
            <text:p>2.51196785045184</text:p>
          </table:table-cell>
          <table:table-cell/>
          <table:table-cell table:style-name="ce4" table:formula="of:=[.M28]/(8*0.6*[.F28])" office:value-type="float" office:value="5.35608747044917" calcext:value-type="float">
            <text:p>5.35608747044917</text:p>
          </table:table-cell>
          <table:table-cell table:style-name="ce4" table:formula="of:=[.F28]/[.M28]" office:value-type="float" office:value="0.0388965517241379" calcext:value-type="float">
            <text:p>0.038896551724138</text:p>
          </table:table-cell>
          <table:table-cell table:style-name="ce4" table:formula="of:=2*[.L28]*POWER(0.6*[.D28];2)/(2*(12-[.B28])*0.05*[.B28])" office:value-type="float" office:value="7.36677115987461" calcext:value-type="float">
            <text:p>7.36677115987461</text:p>
          </table:table-cell>
          <table:table-cell table:style-name="ce11" table:formula="of:=2*[.L28]*POWER(0.6*[.D28];2)/(POWER(1.05*[.B28];2)-POWER([.B28];2))" office:value-type="float" office:value="18.947792783713" calcext:value-type="float">
            <text:p>18.947792783713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22u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13"/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table:style-name="ce4" office:value-type="string" calcext:value-type="string">
            <text:p>I bk &gt; 1.2*Vin</text:p>
          </table:table-cell>
          <table:table-cell/>
          <table:table-cell office:value-type="string" calcext:value-type="string">
            <text:p>Rc (kOhm)</text:p>
          </table:table-cell>
          <table:table-cell/>
          <table:table-cell office:value-type="string" calcext:value-type="string">
            <text:p>Cc (nF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4" office:value-type="string" calcext:value-type="string">
            <text:p>Id &gt; 1.2*Ilimit</text:p>
          </table:table-cell>
          <table:table-cell/>
          <table:table-cell table:formula="of:=2*3.14*[.B25]*[.T25]*60/(0.8*470*20)" office:value-type="float" office:value="10.1014468085106" calcext:value-type="float">
            <text:p>10.1014468085106</text:p>
          </table:table-cell>
          <table:table-cell/>
          <table:table-cell table:formula="of:=([.B25]/(1*[.D25])+[.Q25])*[.T25]/[.I33]" office:value-type="float" office:value="3.43713139891484" calcext:value-type="float">
            <text:p>3.43713139891484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26]*[.T26]*60/(0.8*470*20)" office:value-type="float" office:value="11.0234042553192" calcext:value-type="float">
            <text:p>11.0234042553192</text:p>
          </table:table-cell>
          <table:table-cell/>
          <table:table-cell table:formula="of:=([.B26]/(1*[.D26])+[.Q26])*[.T26]/[.I34]" office:value-type="float" office:value="10.2631319700525" calcext:value-type="float">
            <text:p>10.263131970052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27]*[.T27]*60/(0.8*470*6.6)" office:value-type="float" office:value="10.7045454545455" calcext:value-type="float">
            <text:p>10.7045454545455</text:p>
          </table:table-cell>
          <table:table-cell/>
          <table:table-cell table:formula="of:=([.B27]/(1*[.D27])+[.Q27])*[.T27]/[.I35]" office:value-type="float" office:value="2.73374922656961" calcext:value-type="float">
            <text:p>2.73374922656961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28]*[.T28]*60/(0.8*470*6.6)" office:value-type="float" office:value="11.0234042553192" calcext:value-type="float">
            <text:p>11.0234042553192</text:p>
          </table:table-cell>
          <table:table-cell/>
          <table:table-cell table:formula="of:=([.B28]/(1*[.D28])+[.Q28])*[.T28]/[.I36]" office:value-type="float" office:value="2.71202284208214" calcext:value-type="float">
            <text:p>2.71202284208214</text:p>
          </table:table-cell>
          <table:table-cell table:number-columns-repeated="10"/>
        </table:table-row>
        <table:table-row table:style-name="ro1" table:number-rows-repeated="7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sw (kHz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rt (kOhm)</text:p>
          </table:table-cell>
          <table:table-cell table:style-name="ce8" table:formula="of:=POWER(14.822/[.B44];1.081)" office:value-type="float" office:value="15.1410269851399" calcext:value-type="float">
            <text:p>15.14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 office:value-type="string" calcext:value-type="string">
            <text:p>Rbot (kOhm)</text:p>
          </table:table-cell>
          <table:table-cell/>
          <table:table-cell table:style-name="ce10" office:value-type="string" calcext:value-type="string">
            <text:p>Rtop (kOhm)</text:p>
          </table:table-cell>
          <table:table-cell/>
          <table:table-cell office:value-type="string" calcext:value-type="string">
            <text:p>L(uH)</text:p>
          </table:table-cell>
          <table:table-cell office:value-type="string" calcext:value-type="string">
            <text:p>L real</text:p>
          </table:table-cell>
          <table:table-cell table:style-name="ce9" office:value-type="string" calcext:value-type="string">
            <text:p>ΔIL</text:p>
          </table:table-cell>
          <table:table-cell table:style-name="ce4" office:value-type="string" calcext:value-type="string">
            <text:p>Irms</text:p>
          </table:table-cell>
          <table:table-cell/>
          <table:table-cell table:style-name="ce10" office:value-type="string" calcext:value-type="string">
            <text:p>Cout_ripple</text:p>
          </table:table-cell>
          <table:table-cell table:style-name="ce4" office:value-type="string" calcext:value-type="string">
            <text:p>Resr</text:p>
          </table:table-cell>
          <table:table-cell table:style-name="ce4" office:value-type="string" calcext:value-type="string">
            <text:p>Cout_uv</text:p>
          </table:table-cell>
          <table:table-cell office:value-type="string" calcext:value-type="string">
            <text:p>Cout_ov</text:p>
          </table:table-cell>
          <table:table-cell table:style-name="ce4" office:value-type="string" calcext:value-type="string">
            <text:p>Cout at Vout</text:p>
          </table:table-cell>
          <table:table-cell table:style-name="ce4" office:value-type="string" calcext:value-type="string">
            <text:p>Cout choosen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46]/100" office:value-type="float" office:value="0.012" calcext:value-type="float">
            <text:p>0.012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56" table:formula="of:=[.G46]*([.B46]-0.8)/0.8" office:value-type="float" office:value="10" calcext:value-type="float">
            <text:p>10.00</text:p>
          </table:table-cell>
          <table:table-cell/>
          <table:table-cell table:formula="of:=(12-[.B46])*[.B46]/(12*0.35*[.D46]*0.6)" office:value-type="float" office:value="1.28571428571429" calcext:value-type="float">
            <text:p>1.28571428571429</text:p>
          </table:table-cell>
          <table:table-cell office:value-type="float" office:value="1.5" calcext:value-type="float">
            <text:p>1.5</text:p>
          </table:table-cell>
          <table:table-cell table:style-name="ce4" table:formula="of:=[.B46]*(12-[.B46])/(12*[.L46]*0.6)" office:value-type="float" office:value="1.2" calcext:value-type="float">
            <text:p>1.2</text:p>
          </table:table-cell>
          <table:table-cell table:style-name="ce4" table:formula="of:=SQRT((POWER([.D46];2)+POWER([.M46];2)/12))" office:value-type="float" office:value="4.01497197997695" calcext:value-type="float">
            <text:p>4.01497197997695</text:p>
          </table:table-cell>
          <table:table-cell/>
          <table:table-cell table:style-name="ce4" table:formula="of:=[.M46]/(8*0.6*[.F46])" office:value-type="float" office:value="20.8333333333333" calcext:value-type="float">
            <text:p>20.8333333333333</text:p>
          </table:table-cell>
          <table:table-cell table:style-name="ce4" table:formula="of:=[.F46]/[.M46]" office:value-type="float" office:value="0.01" calcext:value-type="float">
            <text:p>0.01</text:p>
          </table:table-cell>
          <table:table-cell table:style-name="ce4" table:formula="of:=2*[.L46]*POWER(0.6*[.D46];2)/(2*(12-[.B46])*0.05*[.B46])" office:value-type="float" office:value="13.3333333333333" calcext:value-type="float">
            <text:p>13.3333333333333</text:p>
          </table:table-cell>
          <table:table-cell table:style-name="ce11" table:formula="of:=2*[.L46]*POWER(0.6*[.D46];2)/(POWER(1.05*[.B46];2)-POWER([.B46];2))" office:value-type="float" office:value="117.073170731707" calcext:value-type="float">
            <text:p>117.07317073170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Vout1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out1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ΔVout_ripple1</text:p>
          </table:table-cell>
          <table:table-cell table:formula="of:=[.B47]/100" office:value-type="float" office:value="0.018" calcext:value-type="float">
            <text:p>0.018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56" table:formula="of:=[.G47]*([.B47]-0.8)/0.8" office:value-type="float" office:value="25" calcext:value-type="float">
            <text:p>25.00</text:p>
          </table:table-cell>
          <table:table-cell/>
          <table:table-cell table:formula="of:=(12-[.B47])*[.B47]/(12*0.3*[.D47]*1.2)" office:value-type="float" office:value="1.0625" calcext:value-type="float">
            <text:p>1.0625</text:p>
          </table:table-cell>
          <table:table-cell office:value-type="float" office:value="1" calcext:value-type="float">
            <text:p>1</text:p>
          </table:table-cell>
          <table:table-cell table:style-name="ce4" table:formula="of:=[.B47]*(12-[.B47])/(12*[.L47]*1.2)" office:value-type="float" office:value="1.275" calcext:value-type="float">
            <text:p>1.275</text:p>
          </table:table-cell>
          <table:table-cell table:style-name="ce4" table:formula="of:=SQRT((POWER([.D47];2)+POWER([.M47];2)/12))" office:value-type="float" office:value="4.01689790136618" calcext:value-type="float">
            <text:p>4.01689790136618</text:p>
          </table:table-cell>
          <table:table-cell/>
          <table:table-cell table:style-name="ce4" table:formula="of:=[.M47]/(8*1.2*[.F47])" office:value-type="float" office:value="7.37847222222222" calcext:value-type="float">
            <text:p>7.37847222222222</text:p>
          </table:table-cell>
          <table:table-cell table:style-name="ce4" table:formula="of:=[.F47]/[.M47]" office:value-type="float" office:value="0.0141176470588235" calcext:value-type="float">
            <text:p>0.014117647058824</text:p>
          </table:table-cell>
          <table:table-cell table:style-name="ce4" table:formula="of:=2*[.L47]*POWER(0.6*[.D47];2)/(2*(12-[.B47])*0.02*[.B47])" office:value-type="float" office:value="15.6862745098039" calcext:value-type="float">
            <text:p>15.6862745098039</text:p>
          </table:table-cell>
          <table:table-cell table:style-name="ce11" table:formula="of:=2*[.L47]*POWER(0.6*[.D47];2)/(POWER(1.02*[.B47];2)-POWER([.B47];2))" office:value-type="float" office:value="88.0088008800881" calcext:value-type="float">
            <text:p>88.0088008800881</text:p>
          </table:table-cell>
          <table:table-cell table:formula="of:=[.U47]*0.9*0.8*0.9" office:value-type="float" office:value="91.368" calcext:value-type="float">
            <text:p>91.368</text:p>
          </table:table-cell>
          <table:table-cell table:style-name="ce4" table:formula="of:=47*3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Vout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Iout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Δvout_ripple2</text:p>
          </table:table-cell>
          <table:table-cell table:formula="of:=[.B48]/100" office:value-type="float" office:value="0.038" calcext:value-type="float">
            <text:p>0.038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56" table:formula="of:=[.G48]*([.B48]-0.8)/0.8" office:value-type="float" office:value="75" calcext:value-type="float">
            <text:p>75.00</text:p>
          </table:table-cell>
          <table:table-cell/>
          <table:table-cell table:formula="of:=(12-[.B48])*[.B48]/(12*0.3*[.D48]*1.2)" office:value-type="float" office:value="3.60648148148148" calcext:value-type="float">
            <text:p>3.60648148148148</text:p>
          </table:table-cell>
          <table:table-cell office:value-type="float" office:value="3.3" calcext:value-type="float">
            <text:p>3.3</text:p>
          </table:table-cell>
          <table:table-cell table:style-name="ce4" table:formula="of:=[.B48]*(12-[.B48])/(12*[.L48]*1.2)" office:value-type="float" office:value="0.655723905723906" calcext:value-type="float">
            <text:p>0.655723905723906</text:p>
          </table:table-cell>
          <table:table-cell table:style-name="ce4" table:formula="of:=SQRT((POWER([.D48];2)+POWER([.M48];2)/12))" office:value-type="float" office:value="2.00893781720046" calcext:value-type="float">
            <text:p>2.00893781720046</text:p>
          </table:table-cell>
          <table:table-cell/>
          <table:table-cell table:style-name="ce4" table:formula="of:=[.M48]/(8*1.2*[.F48])" office:value-type="float" office:value="1.79748877665544" calcext:value-type="float">
            <text:p>1.79748877665544</text:p>
          </table:table-cell>
          <table:table-cell table:style-name="ce4" table:formula="of:=[.F48]/[.M48]" office:value-type="float" office:value="0.0579512195121951" calcext:value-type="float">
            <text:p>0.057951219512195</text:p>
          </table:table-cell>
          <table:table-cell table:style-name="ce4" table:formula="of:=2*[.L48]*POWER(0.6*[.D48];2)/(2*(12-[.B48])*0.02*[.B48])" office:value-type="float" office:value="7.62516046213094" calcext:value-type="float">
            <text:p>7.62516046213094</text:p>
          </table:table-cell>
          <table:table-cell table:style-name="ce11" table:formula="of:=2*[.L48]*POWER(0.6*[.D48];2)/(POWER(1.02*[.B48];2)-POWER([.B48];2))" office:value-type="float" office:value="16.2913798305038" calcext:value-type="float">
            <text:p>16.2913798305038</text:p>
          </table:table-cell>
          <table:table-cell table:formula="of:=[.U48]*0.9*0.8*0.9" office:value-type="float" office:value="30.456" calcext:value-type="float">
            <text:p>30.456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out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ut3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Δvout_ripple3</text:p>
          </table:table-cell>
          <table:table-cell table:formula="of:=[.B49]/100" office:value-type="float" office:value="0.03" calcext:value-type="float">
            <text:p>0.03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56" table:formula="of:=[.G49]*([.B49]-0.8)/0.8" office:value-type="float" office:value="55" calcext:value-type="float">
            <text:p>55.00</text:p>
          </table:table-cell>
          <table:table-cell/>
          <table:table-cell table:formula="of:=(12-[.B49])*[.B49]/(12*0.3*[.D49]*1.2)" office:value-type="float" office:value="3.125" calcext:value-type="float">
            <text:p>3.125</text:p>
          </table:table-cell>
          <table:table-cell office:value-type="float" office:value="3.3" calcext:value-type="float">
            <text:p>3.3</text:p>
          </table:table-cell>
          <table:table-cell table:style-name="ce4" table:formula="of:=[.B49]*(12-[.B49])/(12*[.L49]*1.2)" office:value-type="float" office:value="0.568181818181818" calcext:value-type="float">
            <text:p>0.568181818181818</text:p>
          </table:table-cell>
          <table:table-cell table:style-name="ce4" table:formula="of:=SQRT((POWER([.D49];2)+POWER([.M49];2)/12))" office:value-type="float" office:value="2.00671436637339" calcext:value-type="float">
            <text:p>2.00671436637339</text:p>
          </table:table-cell>
          <table:table-cell/>
          <table:table-cell table:style-name="ce4" table:formula="of:=[.M49]/(8*1.2*[.F49])" office:value-type="float" office:value="1.97285353535354" calcext:value-type="float">
            <text:p>1.97285353535354</text:p>
          </table:table-cell>
          <table:table-cell table:style-name="ce4" table:formula="of:=[.F49]/[.M49]" office:value-type="float" office:value="0.0528" calcext:value-type="float">
            <text:p>0.0528</text:p>
          </table:table-cell>
          <table:table-cell table:style-name="ce4" table:formula="of:=2*[.L49]*POWER(0.6*[.D49];2)/(2*(12-[.B49])*0.02*[.B49])" office:value-type="float" office:value="8.8" calcext:value-type="float">
            <text:p>8.8</text:p>
          </table:table-cell>
          <table:table-cell table:style-name="ce11" table:formula="of:=2*[.L49]*POWER(0.6*[.D49];2)/(POWER(1.02*[.B49];2)-POWER([.B49];2))" office:value-type="float" office:value="26.1386138613861" calcext:value-type="float">
            <text:p>26.1386138613861</text:p>
          </table:table-cell>
          <table:table-cell table:formula="of:=[.U49]*0.9*0.8*0.9" office:value-type="float" office:value="30.456" calcext:value-type="float">
            <text:p>30.456</text:p>
          </table:table-cell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out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out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Δvout_ripple4</text:p>
          </table:table-cell>
          <table:table-cell table:formula="of:=[.B50]/100" office:value-type="float" office:value="0.06" calcext:value-type="float">
            <text:p>0.06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56" table:formula="of:=[.G50]*([.B50]-0.8)/0.8" office:value-type="float" office:value="130" calcext:value-type="float">
            <text:p>130.00</text:p>
          </table:table-cell>
          <table:table-cell/>
          <table:table-cell table:formula="of:=(12-[.B50])*[.B50]/(12*0.3*[.D50]*1.2)" office:value-type="float" office:value="4.16666666666667" calcext:value-type="float">
            <text:p>4.16666666666667</text:p>
          </table:table-cell>
          <table:table-cell office:value-type="float" office:value="4.7" calcext:value-type="float">
            <text:p>4.7</text:p>
          </table:table-cell>
          <table:table-cell table:style-name="ce4" table:formula="of:=[.B50]*(12-[.B50])/(12*[.L50]*1.2)" office:value-type="float" office:value="0.531914893617021" calcext:value-type="float">
            <text:p>0.531914893617021</text:p>
          </table:table-cell>
          <table:table-cell table:style-name="ce4" table:formula="of:=SQRT((POWER([.D50];2)+POWER([.M50];2)/12))" office:value-type="float" office:value="2.0058857863392" calcext:value-type="float">
            <text:p>2.0058857863392</text:p>
          </table:table-cell>
          <table:table-cell/>
          <table:table-cell table:style-name="ce4" table:formula="of:=[.M50]/(8*1.2*[.F50])" office:value-type="float" office:value="0.923463356973995" calcext:value-type="float">
            <text:p>0.923463356973995</text:p>
          </table:table-cell>
          <table:table-cell table:style-name="ce4" table:formula="of:=[.F50]/[.M50]" office:value-type="float" office:value="0.1128" calcext:value-type="float">
            <text:p>0.1128</text:p>
          </table:table-cell>
          <table:table-cell table:style-name="ce4" table:formula="of:=2*[.L50]*POWER(0.6*[.D50];2)/(2*(12-[.B50])*0.02*[.B50])" office:value-type="float" office:value="9.4" calcext:value-type="float">
            <text:p>9.4</text:p>
          </table:table-cell>
          <table:table-cell table:style-name="ce11" table:formula="of:=2*[.L50]*POWER(0.6*[.D50];2)/(POWER(1.02*[.B50];2)-POWER([.B50];2))" office:value-type="float" office:value="9.30693069306931" calcext:value-type="float">
            <text:p>9.30693069306931</text:p>
          </table:table-cell>
          <table:table-cell table:formula="of:=[.U50]*0.9*0.8*0.9" office:value-type="float" office:value="14.256" calcext:value-type="float">
            <text:p>14.256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table:style-name="ce4" office:value-type="string" calcext:value-type="string">
            <text:p>I bk &gt; 1.2*Vin</text:p>
          </table:table-cell>
          <table:table-cell/>
          <table:table-cell office:value-type="string" calcext:value-type="string">
            <text:p>Rc (kOhm)</text:p>
          </table:table-cell>
          <table:table-cell/>
          <table:table-cell office:value-type="string" calcext:value-type="string">
            <text:p>Cc (nF)</text:p>
          </table:table-cell>
          <table:table-cell table:number-columns-repeated="2"/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Cout</text:p>
          </table:table-cell>
          <table:table-cell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L</text:p>
          </table:table-cell>
          <table:table-cell/>
        </table:table-row>
        <table:table-row table:style-name="ro1">
          <table:table-cell table:number-columns-repeated="6"/>
          <table:table-cell table:style-name="ce4" office:value-type="string" calcext:value-type="string">
            <text:p>Id &gt; 1.2*Ilimit</text:p>
          </table:table-cell>
          <table:table-cell/>
          <table:table-cell table:formula="of:=2*3.14*[.B46]*[.T46]*60/(0.8*470*20)" office:value-type="float" office:value="5.77225531914894" calcext:value-type="float">
            <text:p>5.77225531914894</text:p>
          </table:table-cell>
          <table:table-cell/>
          <table:table-cell table:formula="of:=([.B46]/[.D46]+[.Q46])*[.T46]/[.I54]" office:value-type="float" office:value="5.15569709837226" calcext:value-type="float">
            <text:p>5.15569709837226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3.14*[.B47]*[.T47]*60/(0.8*470*20)" office:value-type="float" office:value="8.240616" calcext:value-type="float">
            <text:p>8.240616</text:p>
          </table:table-cell>
          <table:table-cell/>
          <table:table-cell table:formula="of:=([.B47]/[.D47]+[.Q47])*[.T47]/[.I55]" office:value-type="float" office:value="5.14591399192373" calcext:value-type="float">
            <text:p>5.14591399192373</text:p>
          </table:table-cell>
          <table:table-cell table:number-columns-repeated="2"/>
          <table:table-cell table:style-name="ce4" office:value-type="float" office:value="6.98" calcext:value-type="float">
            <text:p>6.98</text:p>
          </table:table-cell>
          <table:table-cell table:style-name="ce4" table:formula="of:=[.N55]*(0.8*470*20)/(2*3.14*[.B47]*120)" office:value-type="float" office:value="38.6954470393961" calcext:value-type="float">
            <text:p>38.6954470393961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table:formula="of:=[.Q55]*[.N55]/[.O55]" office:value-type="float" office:value="3.24689361702128" calcext:value-type="float">
            <text:p>3.24689361702128</text:p>
          </table:table-cell>
          <table:table-cell table:formula="of:=[.B47]/[.R55]" office:value-type="float" office:value="0.554376032083038" calcext:value-type="float">
            <text:p>0.554376032083038</text:p>
          </table:table-cell>
          <table:table-cell table:style-name="ce4" table:formula="of:=(12-[.B47])*[.B47]/(12*0.35*[.S55]*1.2)" office:value-type="float" office:value="6.57109422492401" calcext:value-type="float">
            <text:p>6.57109422492401</text:p>
          </table:table-cell>
          <table:table-cell/>
        </table:table-row>
        <table:table-row table:style-name="ro1">
          <table:table-cell table:number-columns-repeated="8"/>
          <table:table-cell table:formula="of:=2*3.14*[.B48]*[.T48]*60/(0.8*470*20)" office:value-type="float" office:value="5.798952" calcext:value-type="float">
            <text:p>5.798952</text:p>
          </table:table-cell>
          <table:table-cell/>
          <table:table-cell table:formula="of:=([.B48]/[.D48]+[.Q48])*[.T48]/[.I56]" office:value-type="float" office:value="10.2831274239662" calcext:value-type="float">
            <text:p>10.2831274239662</text:p>
          </table:table-cell>
          <table:table-cell table:number-columns-repeated="2"/>
          <table:table-cell table:style-name="ce4" office:value-type="float" office:value="1.15" calcext:value-type="float">
            <text:p>1.15</text:p>
          </table:table-cell>
          <table:table-cell table:style-name="ce4" table:formula="of:=[.N56]*(0.8*470*20)/(2*3.14*[.B48]*120)" office:value-type="float" office:value="3.0198904905576" calcext:value-type="float">
            <text:p>3.0198904905576</text:p>
          </table:table-cell>
          <table:table-cell/>
          <table:table-cell table:style-name="ce4" office:value-type="float" office:value="4.7" calcext:value-type="float">
            <text:p>4.7</text:p>
          </table:table-cell>
          <table:table-cell table:style-name="ce4" table:formula="of:=[.Q56]*[.N56]/[.O56]" office:value-type="float" office:value="1.7898" calcext:value-type="float">
            <text:p>1.7898</text:p>
          </table:table-cell>
          <table:table-cell table:formula="of:=[.B48]/[.R56]" office:value-type="float" office:value="2.12314225053079" calcext:value-type="float">
            <text:p>2.12314225053079</text:p>
          </table:table-cell>
          <table:table-cell table:style-name="ce4" table:formula="of:=(12-[.B48])*[.B48]/(12*0.35*[.S56]*1.2)" office:value-type="float" office:value="2.91197619047619" calcext:value-type="float">
            <text:p>2.91197619047619</text:p>
          </table:table-cell>
          <table:table-cell/>
        </table:table-row>
        <table:table-row table:style-name="ro1">
          <table:table-cell table:number-columns-repeated="8"/>
          <table:table-cell table:formula="of:=2*3.14*[.B49]*[.T49]*120/(0.8*470*6.6)" office:value-type="float" office:value="27.7461818181818" calcext:value-type="float">
            <text:p>27.7461818181818</text:p>
          </table:table-cell>
          <table:table-cell/>
          <table:table-cell table:formula="of:=([.B49]/[.D49]+[.Q49])*[.T49]/[.I57]" office:value-type="float" office:value="1.70445350318471" calcext:value-type="float">
            <text:p>1.70445350318471</text:p>
          </table:table-cell>
          <table:table-cell table:number-columns-repeated="2"/>
          <table:table-cell table:style-name="ce4" office:value-type="float" office:value="5.9" calcext:value-type="float">
            <text:p>5.9</text:p>
          </table:table-cell>
          <table:table-cell table:style-name="ce4" table:formula="of:=[.N57]*(0.8*470*6.66)/(2*3.14*[.B49]*120)" office:value-type="float" office:value="6.53509554140127" calcext:value-type="float">
            <text:p>6.53509554140127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table:formula="of:=[.Q57]*[.N57]/[.O57]" office:value-type="float" office:value="16.2507188039103" calcext:value-type="float">
            <text:p>16.2507188039103</text:p>
          </table:table-cell>
          <table:table-cell table:formula="of:=[.B49]/[.R57]" office:value-type="float" office:value="0.184607218683652" calcext:value-type="float">
            <text:p>0.184607218683652</text:p>
          </table:table-cell>
          <table:table-cell table:style-name="ce4" table:formula="of:=(12-[.B49])*[.B49]/(12*0.35*[.S57]*1.2)" office:value-type="float" office:value="29.0191407212684" calcext:value-type="float">
            <text:p>29.0191407212684</text:p>
          </table:table-cell>
          <table:table-cell/>
        </table:table-row>
        <table:table-row table:style-name="ro1">
          <table:table-cell table:number-columns-repeated="8"/>
          <table:table-cell table:formula="of:=2*3.14*[.B50]*[.T50]*120/(0.8*470*6.6)" office:value-type="float" office:value="25.9751489361702" calcext:value-type="float">
            <text:p>25.9751489361702</text:p>
          </table:table-cell>
          <table:table-cell/>
          <table:table-cell table:formula="of:=([.B50]/[.D50]+[.Q50])*[.T50]/[.I58]" office:value-type="float" office:value="1.7084050955414" calcext:value-type="float">
            <text:p>1.7084050955414</text:p>
          </table:table-cell>
          <table:table-cell table:number-columns-repeated="2"/>
          <table:table-cell table:style-name="ce4" office:value-type="float" office:value="2.87" calcext:value-type="float">
            <text:p>2.87</text:p>
          </table:table-cell>
          <table:table-cell table:style-name="ce4" table:formula="of:=[.N58]*(0.8*470*6.66)/(2*3.14*[.B50]*120)" office:value-type="float" office:value="1.58946815286624" calcext:value-type="float">
            <text:p>1.58946815286624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table:formula="of:=[.Q58]*[.N58]/[.O58]" office:value-type="float" office:value="70.4197814836113" calcext:value-type="float">
            <text:p>70.4197814836113</text:p>
          </table:table-cell>
          <table:table-cell table:formula="of:=[.B50]/[.R58]" office:value-type="float" office:value="0.085203331700147" calcext:value-type="float">
            <text:p>0.085203331700147</text:p>
          </table:table-cell>
          <table:table-cell table:style-name="ce4" table:formula="of:=(12-[.B50])*[.B50]/(12*0.35*[.S58]*1.2)" office:value-type="float" office:value="83.8330731947754" calcext:value-type="float">
            <text:p>83.8330731947754</text:p>
          </table:table-cell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5" office:value-type="string" calcext:value-type="string">
            <text:p><text:s/>LT1945IMS#PBF </text:p>
          </table:table-cell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10.5" calcext:value-type="float">
            <text:p>10.5</text:p>
          </table:table-cell>
          <table:table-cell table:formula="of:=[.D64]*([.B64]/1.23-1)" office:value-type="float" office:value="753.658536585366" calcext:value-type="float">
            <text:p>753.65853658536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2*([.B64]+0.4)/0.35*0.4" office:value-type="float" office:value="24.9142857142857" calcext:value-type="float">
            <text:p>24.914285714285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.5" calcext:value-type="float">
            <text:p>-10.5</text:p>
          </table:table-cell>
          <table:table-cell table:formula="of:=(-[.B65]-1.23)/(1.23/[.D65] + 0.000002)" office:value-type="float" office:value="753.536010404812" calcext:value-type="float">
            <text:p>753.536010404812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ce61"/>
        <table:table-column table:style-name="co4" table:default-cell-style-name="ce16"/>
        <table:table-column table:style-name="co1" table:default-cell-style-name="ce22"/>
        <table:table-column table:style-name="co5" table:default-cell-style-name="ce4"/>
        <table:table-column table:style-name="co1" table:number-columns-repeated="2" table:default-cell-style-name="ce23"/>
        <table:table-column table:style-name="co6" table:default-cell-style-name="ce4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60" office:value-type="string" calcext:value-type="string" table:number-columns-spanned="11" table:number-rows-spanned="1">
            <text:p>POWER DISTRIBUTION NETWORK</text:p>
          </table:table-cell>
          <table:covered-table-cell table:number-columns-repeated="10" table:style-name="ce60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5">
            <text:p>12V – 8A</text:p>
          </table:table-cell>
          <table:table-cell table:style-name="ce4" office:value-type="string" calcext:value-type="string">
            <text:p>Level 1</text:p>
          </table:table-cell>
          <table:table-cell table:style-name="ce4"/>
          <table:table-cell office:value-type="string" calcext:value-type="string">
            <text:p>Level 2</text:p>
          </table:table-cell>
          <table:table-cell table:style-name="ce4" table:number-columns-repeated="2"/>
          <table:table-cell table:number-columns-repeated="3"/>
          <table:table-cell table:style-name="ce35"/>
          <table:table-cell table:style-name="ce33"/>
          <table:table-cell table:style-name="ce32"/>
          <table:table-cell table:style-name="ce37"/>
          <table:table-cell table:style-name="ce47"/>
          <table:table-cell table:style-name="ce31"/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2">
            <text:p/>
            <text:p>ADP5054ACPZ-R7</text:p>
            <text:p/>
          </table:table-cell>
          <table:table-cell table:style-name="ce4"/>
          <table:table-cell office:value-type="string" calcext:value-type="string">
            <text:p>LDO</text:p>
          </table:table-cell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AD9152</text:p>
          </table:table-cell>
          <table:table-cell table:style-name="ce4" office:value-type="string" calcext:value-type="string">
            <text:p>LTC6951</text:p>
          </table:table-cell>
          <table:table-cell table:style-name="ce4" office:value-type="string" calcext:value-type="string">
            <text:p>AD7175</text:p>
          </table:table-cell>
          <table:table-cell office:value-type="string" calcext:value-type="string">
            <text:p>AS6501</text:p>
          </table:table-cell>
          <table:table-cell table:style-name="ce4" office:value-type="string" calcext:value-type="string">
            <text:p>Si5319</text:p>
          </table:table-cell>
          <table:table-cell table:style-name="ce4" office:value-type="string" calcext:value-type="string">
            <text:p>DAC81408</text:p>
          </table:table-cell>
        </table:table-row>
        <table:table-row table:style-name="ro1">
          <table:covered-table-cell/>
          <table:covered-table-cell table:style-name="ce15"/>
          <table:table-cell table:style-name="ce4" office:value-type="string" calcext:value-type="string">
            <text:p>Budget (A)</text:p>
          </table:table-cell>
          <table:table-cell/>
          <table:table-cell table:style-name="ce4" office:value-type="string" calcext:value-type="string">
            <text:p>Dropout(V)</text:p>
          </table:table-cell>
          <table:table-cell table:style-name="ce4" office:value-type="string" calcext:value-type="string">
            <text:p>Budget (mA)</text:p>
          </table:table-cell>
          <table:table-cell/>
          <table:table-cell office:value-type="string" calcext:value-type="string">
            <text:p>Need estimate (mA)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2V → 6V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1.8V → 1.2V</text:p>
          </table:table-cell>
          <table:table-cell table:number-columns-repeated="2"/>
          <table:table-cell table:style-name="Default"/>
          <table:table-cell table:style-name="ce43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1" office:value-type="string" calcext:value-type="string">
            <text:p>ADP1740ACPZ-1.2-R7</text:p>
          </table:table-cell>
          <table:table-cell table:style-name="ce78" office:value-type="float" office:value="0.16" calcext:value-type="float">
            <text:p>0.16</text:p>
          </table:table-cell>
          <table:table-cell table:style-name="ce78" office:value-type="float" office:value="2000" calcext:value-type="float">
            <text:p>2000</text:p>
          </table:table-cell>
          <table:table-cell table:style-name="ce39" office:value-type="string" calcext:value-type="string">
            <text:p>DVDD12_SERDES</text:p>
          </table:table-cell>
          <table:table-cell table:style-name="ce42"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1" office:value-type="string" calcext:value-type="string">
            <text:p>ADP1753ACPZ-R7</text:p>
          </table:table-cell>
          <table:table-cell table:style-name="ce78" office:value-type="float" office:value="0.07" calcext:value-type="float">
            <text:p>0.07</text:p>
          </table:table-cell>
          <table:table-cell table:style-name="ce78" office:value-type="float" office:value="800" calcext:value-type="float">
            <text:p>800</text:p>
          </table:table-cell>
          <table:table-cell table:style-name="ce39" office:value-type="string" calcext:value-type="string">
            <text:p>DVDD12</text:p>
          </table:table-cell>
          <table:table-cell table:style-name="ce44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26" office:value-type="string" calcext:value-type="string">
            <text:p>ADP1740ACPZ-1.2-R7</text:p>
          </table:table-cell>
          <table:table-cell office:value-type="float" office:value="0.16" calcext:value-type="float">
            <text:p>0.16</text:p>
          </table:table-cell>
          <table:table-cell office:value-type="float" office:value="2000" calcext:value-type="float">
            <text:p>2000</text:p>
          </table:table-cell>
          <table:table-cell table:style-name="ce40" office:value-type="string" calcext:value-type="string">
            <text:p>DVDD12_CLK</text:p>
          </table:table-cell>
          <table:table-cell table:style-name="ce44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25"/>
          <table:table-cell table:style-name="Default" table:number-columns-repeated="2"/>
          <table:table-cell table:style-name="ce19"/>
          <table:table-cell table:style-name="ce41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26"/>
          <table:table-cell table:number-columns-repeated="2"/>
          <table:table-cell table:style-name="ce34"/>
          <table:table-cell table:style-name="ce42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2V → 3.8V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3.8V → 3.3V</text:p>
          </table:table-cell>
          <table:table-cell table:number-columns-repeated="2"/>
          <table:table-cell table:style-name="Default"/>
          <table:table-cell table:style-name="ce42"/>
          <table:table-cell table:number-columns-repeated="7"/>
        </table:table-row>
        <table:table-row table:style-name="ro1">
          <table:covered-table-cell/>
          <table:table-cell/>
          <table:table-cell table:style-name="ce4"/>
          <table:table-cell table:style-name="ce27" office:value-type="string" calcext:value-type="string" table:number-columns-spanned="1" table:number-rows-spanned="4">
            <text:p>ADP1707ACPZ-3.3-R7</text:p>
          </table:table-cell>
          <table:table-cell table:style-name="ce27" office:value-type="float" office:value="0.345" calcext:value-type="float" table:number-columns-spanned="1" table:number-rows-spanned="4">
            <text:p>0.345</text:p>
          </table:table-cell>
          <table:table-cell table:style-name="ce27" office:value-type="float" office:value="1000" calcext:value-type="float" table:number-columns-spanned="1" table:number-rows-spanned="4">
            <text:p>1000</text:p>
          </table:table-cell>
          <table:table-cell table:style-name="ce35" office:value-type="string" calcext:value-type="string">
            <text:p>SIOVDD33 +IOVDD</text:p>
          </table:table-cell>
          <table:table-cell table:style-name="ce41" office:value-type="float" office:value="5.7" calcext:value-type="float">
            <text:p>5.7</text:p>
          </table:table-cell>
          <table:table-cell office:value-type="string" calcext:value-type="string" table:number-columns-spanned="1" table:number-rows-spanned="6">
            <text:p>digital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4"/>
          <table:covered-table-cell table:number-columns-repeated="3" table:style-name="ce27"/>
          <table:table-cell table:style-name="ce36" office:value-type="string" calcext:value-type="string">
            <text:p>AD_3V3</text:p>
          </table:table-cell>
          <table:table-cell table:style-name="ce42" office:value-type="float" office:value="3" calcext:value-type="float">
            <text:p>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4"/>
          <table:covered-table-cell table:style-name="ce28"/>
          <table:covered-table-cell table:number-columns-repeated="2"/>
          <table:table-cell table:style-name="ce31" office:value-type="string" calcext:value-type="string">
            <text:p>DA_VIO</text:p>
          </table:table-cell>
          <table:table-cell table:style-name="ce41" office:value-type="float" office:value="0.5" calcext:value-type="float">
            <text:p>0.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4"/>
          <table:covered-table-cell table:number-columns-repeated="3" table:style-name="ce27"/>
          <table:table-cell table:style-name="ce33" office:value-type="string" calcext:value-type="string">
            <text:p>CLK_3V3</text:p>
          </table:table-cell>
          <table:table-cell table:style-name="ce41" office:value-type="float" office:value="400" calcext:value-type="float">
            <text:p>400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4"/>
          <table:table-cell table:style-name="ce61" office:value-type="string" calcext:value-type="string" table:number-columns-spanned="1" table:number-rows-spanned="2">
            <text:p>ADM7154ACPZ-3.3</text:p>
          </table:table-cell>
          <table:table-cell table:style-name="ce78" office:value-type="float" office:value="0.12" calcext:value-type="float" table:number-columns-spanned="1" table:number-rows-spanned="2">
            <text:p>0.12</text:p>
          </table:table-cell>
          <table:table-cell table:style-name="ce78" office:value-type="float" office:value="600" calcext:value-type="float" table:number-columns-spanned="1" table:number-rows-spanned="2">
            <text:p>600</text:p>
          </table:table-cell>
          <table:table-cell table:style-name="ce37" office:value-type="string" calcext:value-type="string">
            <text:p>TD_3V3</text:p>
          </table:table-cell>
          <table:table-cell table:style-name="ce41" office:value-type="float" office:value="300" calcext:value-type="float">
            <text:p>300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table:style-name="ce17"/>
          <table:table-cell table:style-name="Default"/>
          <table:covered-table-cell table:style-name="ce25"/>
          <table:covered-table-cell table:number-columns-repeated="2" table:style-name="Default"/>
          <table:table-cell table:style-name="ce37" office:value-type="string" calcext:value-type="string">
            <text:p>A_3V3</text:p>
          </table:table-cell>
          <table:table-cell table:style-name="ce42" office:value-type="string" calcext:value-type="string">
            <text:p>&lt;200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table:style-name="ce17"/>
          <table:table-cell table:style-name="Default"/>
          <table:table-cell table:style-name="ce25" office:value-type="string" calcext:value-type="string">
            <text:p>ADM7160ACPZN3.3-R7</text:p>
          </table:table-cell>
          <table:table-cell table:style-name="ce25" office:value-type="float" office:value="0.15" calcext:value-type="float">
            <text:p>0.15</text:p>
          </table:table-cell>
          <table:table-cell table:style-name="ce25" office:value-type="float" office:value="200" calcext:value-type="float">
            <text:p>200</text:p>
          </table:table-cell>
          <table:table-cell table:style-name="ce35" office:value-type="string" calcext:value-type="string">
            <text:p>AVDD33</text:p>
          </table:table-cell>
          <table:table-cell table:style-name="ce41" office:value-type="float" office:value="87" calcext:value-type="float">
            <text:p>87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covered-table-cell/>
          <table:table-cell table:style-name="ce17"/>
          <table:table-cell table:style-name="Default"/>
          <table:table-cell table:style-name="ce25"/>
          <table:table-cell table:style-name="Default" table:number-columns-repeated="3"/>
          <table:table-cell table:style-name="ce43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2V → 3.0V</text:p>
          </table:table-cell>
          <table:table-cell office:value-type="float" office:value="2.5" calcext:value-type="float">
            <text:p>2.5</text:p>
          </table:table-cell>
          <table:table-cell table:style-name="ce22" office:value-type="string" calcext:value-type="string">
            <text:p>3.0V → 2.5V </text:p>
          </table:table-cell>
          <table:table-cell table:number-columns-repeated="2"/>
          <table:table-cell table:style-name="Default"/>
          <table:table-cell table:style-name="ce43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26" office:value-type="string" calcext:value-type="string">
            <text:p>ADM7154ACPZ-2.5</text:p>
          </table:table-cell>
          <table:table-cell office:value-type="float" office:value="0.12" calcext:value-type="float">
            <text:p>0.12</text:p>
          </table:table-cell>
          <table:table-cell office:value-type="float" office:value="600" calcext:value-type="float">
            <text:p>600</text:p>
          </table:table-cell>
          <table:table-cell table:style-name="ce38" office:value-type="string" calcext:value-type="string">
            <text:p>CLK_2V5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1"/>
          <table:table-cell table:style-name="ce78" table:number-columns-repeated="2"/>
          <table:table-cell table:style-name="Default"/>
          <table:table-cell table:style-name="ce43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1"/>
          <table:table-cell table:style-name="ce78" table:number-columns-repeated="2"/>
          <table:table-cell table:style-name="Default"/>
          <table:table-cell table:style-name="ce43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61"/>
          <table:table-cell table:style-name="ce78" table:number-columns-repeated="2"/>
          <table:table-cell table:style-name="ce19"/>
          <table:table-cell table:style-name="ce41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12V → 1.8V</text:p>
          </table:table-cell>
          <table:table-cell office:value-type="float" office:value="2.5" calcext:value-type="float">
            <text:p>2.5</text:p>
          </table:table-cell>
          <table:table-cell table:style-name="ce22" office:value-type="string" calcext:value-type="string">
            <text:p>6V → 5V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covered-table-cell/>
          <table:table-cell/>
          <table:table-cell table:style-name="ce23"/>
          <table:table-cell table:style-name="ce61" office:value-type="string" calcext:value-type="string" table:number-columns-spanned="1" table:number-rows-spanned="3">
            <text:p>ADM7150ACPZ-5.0-R2</text:p>
          </table:table-cell>
          <table:table-cell table:style-name="ce78" office:value-type="float" office:value="0.6" calcext:value-type="float" table:number-columns-spanned="1" table:number-rows-spanned="3">
            <text:p>0.6</text:p>
          </table:table-cell>
          <table:table-cell table:style-name="ce78" office:value-type="float" office:value="800" calcext:value-type="float" table:number-columns-spanned="1" table:number-rows-spanned="3">
            <text:p>800</text:p>
          </table:table-cell>
          <table:table-cell table:style-name="ce31" office:value-type="string" calcext:value-type="string">
            <text:p>DA_VDA</text:p>
          </table:table-cell>
          <table:table-cell table:style-name="ce41" office:value-type="float" office:value="30.5" calcext:value-type="float">
            <text:p>30.5</text:p>
          </table:table-cell>
          <table:table-cell table:number-columns-repeated="7"/>
        </table:table-row>
        <table:table-row table:style-name="ro1">
          <table:covered-table-cell/>
          <table:table-cell/>
          <table:table-cell table:style-name="ce23"/>
          <table:covered-table-cell table:style-name="ce61"/>
          <table:covered-table-cell table:number-columns-repeated="2" table:style-name="ce78"/>
          <table:table-cell table:style-name="ce32" office:value-type="string" calcext:value-type="string">
            <text:p>AD_5V</text:p>
          </table:table-cell>
          <table:table-cell table:style-name="ce41" office:value-type="string" calcext:value-type="string">
            <text:p>&lt;100</text:p>
          </table:table-cell>
          <table:table-cell table:style-name="ce46"/>
          <table:table-cell table:number-columns-repeated="6"/>
        </table:table-row>
        <table:table-row table:style-name="ro1">
          <table:covered-table-cell/>
          <table:table-cell/>
          <table:table-cell table:style-name="ce23"/>
          <table:covered-table-cell table:style-name="ce61"/>
          <table:covered-table-cell table:number-columns-repeated="2" table:style-name="ce78"/>
          <table:table-cell table:style-name="ce33" office:value-type="string" calcext:value-type="string">
            <text:p>CLK_5V</text:p>
          </table:table-cell>
          <table:table-cell table:style-name="ce41" office:value-type="float" office:value="70" calcext:value-type="float">
            <text:p>70</text:p>
          </table:table-cell>
          <table:table-cell table:style-name="ce46"/>
          <table:table-cell table:number-columns-repeated="6"/>
        </table:table-row>
        <table:table-row table:style-name="ro1">
          <table:covered-table-cell/>
          <table:table-cell/>
          <table:table-cell table:style-name="ce24"/>
          <table:table-cell table:style-name="ce25"/>
          <table:table-cell table:style-name="Default" table:number-columns-repeated="2"/>
          <table:table-cell table:style-name="ce19" office:value-type="string" calcext:value-type="string">
            <text:p>B_5V</text:p>
          </table:table-cell>
          <table:table-cell table:style-name="ce34" office:value-type="float" office:value="16" calcext:value-type="float">
            <text:p>16</text:p>
          </table:table-cell>
          <table:table-cell table:style-name="ce46"/>
          <table:table-cell table:number-columns-repeated="6"/>
        </table:table-row>
        <table:table-row table:style-name="ro1">
          <table:covered-table-cell/>
          <table:table-cell table:style-name="ce18"/>
          <table:table-cell table:style-name="ce24"/>
          <table:table-cell table:style-name="Default" table:number-columns-repeated="3"/>
          <table:table-cell table:style-name="ce19" table:number-columns-repeated="2"/>
          <table:table-cell table:style-name="ce46"/>
          <table:table-cell table:number-columns-repeated="6"/>
        </table:table-row>
        <table:table-row table:style-name="ro1">
          <table:covered-table-cell/>
          <table:table-cell table:style-name="ce18"/>
          <table:table-cell table:style-name="ce24"/>
          <table:table-cell table:style-name="ce25" office:value-type="string" calcext:value-type="string">
            <text:p>6V → 3.8V</text:p>
          </table:table-cell>
          <table:table-cell table:style-name="Default" table:number-columns-repeated="2"/>
          <table:table-cell table:style-name="ce19" table:number-columns-repeated="2"/>
          <table:table-cell table:style-name="ce46"/>
          <table:table-cell table:number-columns-repeated="6"/>
        </table:table-row>
        <table:table-row table:style-name="ro1">
          <table:covered-table-cell/>
          <table:table-cell/>
          <table:table-cell table:style-name="ce24"/>
          <table:table-cell table:style-name="ce25" office:value-type="string" calcext:value-type="string">
            <text:p>TPS78401DBVR</text:p>
          </table:table-cell>
          <table:table-cell table:style-name="ce25" office:value-type="string" calcext:value-type="string">
            <text:p>0.115 max </text:p>
          </table:table-cell>
          <table:table-cell table:style-name="ce25" office:value-type="float" office:value="300" calcext:value-type="float">
            <text:p>300</text:p>
          </table:table-cell>
          <table:table-cell table:style-name="ce19" office:value-type="string" calcext:value-type="string">
            <text:p>G_3.8V</text:p>
          </table:table-cell>
          <table:table-cell table:style-name="ce19" office:value-type="float" office:value="50" calcext:value-type="float">
            <text:p>50</text:p>
          </table:table-cell>
          <table:table-cell table:style-name="ce46"/>
          <table:table-cell table:number-columns-repeated="6"/>
        </table:table-row>
        <table:table-row table:style-name="ro1">
          <table:covered-table-cell/>
          <table:table-cell/>
          <table:table-cell table:style-name="ce24"/>
          <table:table-cell table:style-name="Default" table:number-columns-repeated="5"/>
          <table:table-cell table:style-name="ce19"/>
          <table:table-cell table:number-columns-repeated="6"/>
        </table:table-row>
        <table:table-row table:style-name="ro1">
          <table:covered-table-cell/>
          <table:table-cell table:style-name="ce18"/>
          <table:table-cell table:style-name="ce24"/>
          <table:table-cell table:style-name="Default" table:number-columns-repeated="5"/>
          <table:table-cell table:style-name="ce46"/>
          <table:table-cell table:number-columns-repeated="6"/>
        </table:table-row>
        <table:table-row table:style-name="ro1">
          <table:covered-table-cell/>
          <table:table-cell table:style-name="ce19"/>
          <table:table-cell table:style-name="ce24"/>
          <table:table-cell table:style-name="Default" table:number-columns-repeated="5"/>
          <table:table-cell table:style-name="ce46"/>
          <table:table-cell table:number-columns-repeated="6"/>
        </table:table-row>
        <table:table-row table:style-name="ro1">
          <table:covered-table-cell/>
          <table:table-cell table:style-name="ce20"/>
          <table:table-cell table:style-name="ce24"/>
          <table:table-cell table:style-name="Default" table:number-columns-repeated="5"/>
          <table:table-cell table:style-name="ce46"/>
          <table:table-cell table:number-columns-repeated="6"/>
        </table:table-row>
        <table:table-row table:style-name="ro1">
          <table:table-cell table:style-name="Default"/>
          <table:table-cell table:style-name="ce20"/>
          <table:table-cell table:style-name="ce24" table:number-columns-repeated="4"/>
          <table:table-cell table:style-name="ce19"/>
          <table:table-cell table:style-name="ce34"/>
          <table:table-cell table:style-name="ce46"/>
          <table:table-cell table:number-columns-repeated="6"/>
        </table:table-row>
        <table:table-row table:style-name="ro1" table:number-rows-repeated="2">
          <table:table-cell table:style-name="Default"/>
          <table:table-cell table:style-name="ce4"/>
          <table:table-cell table:style-name="ce23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>
            <text:p>12 → +/- 11V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string" calcext:value-type="string">
            <text:p>11 → 1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>
            <text:p><text:s/>LT1945IMS#PBF </text:p>
          </table:table-cell>
          <table:table-cell table:style-name="ce23"/>
          <table:table-cell table:style-name="ce29" office:value-type="string" calcext:value-type="string">
            <text:p>LT3032EDE#TRPBF</text:p>
          </table:table-cell>
          <table:table-cell office:value-type="float" office:value="0.3" calcext:value-type="float">
            <text:p>0.3</text:p>
          </table:table-cell>
          <table:table-cell office:value-type="float" office:value="150" calcext:value-type="float">
            <text:p>150</text:p>
          </table:table-cell>
          <table:table-cell table:style-name="ce31" office:value-type="string" calcext:value-type="string">
            <text:p>DA_VCC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5"/>
          <table:table-cell table:style-name="ce23" office:value-type="float" office:value="0.3" calcext:value-type="float">
            <text:p>0.3</text:p>
          </table:table-cell>
          <table:table-cell table:style-name="ce29" office:value-type="string" calcext:value-type="string">
            <text:p>-11 → -1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5"/>
          <table:table-cell table:style-name="ce23"/>
          <table:table-cell table:style-name="ce7" office:value-type="string" calcext:value-type="string">
            <text:p>LT3032EDE#TRPBF</text:p>
          </table:table-cell>
          <table:table-cell office:value-type="float" office:value="-0.3" calcext:value-type="float">
            <text:p>-0.3</text:p>
          </table:table-cell>
          <table:table-cell office:value-type="float" office:value="150" calcext:value-type="float">
            <text:p>150</text:p>
          </table:table-cell>
          <table:table-cell table:style-name="ce31" office:value-type="string" calcext:value-type="string">
            <text:p>DA_VSS</text:p>
          </table:table-cell>
          <table:table-cell table:style-name="ce45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4"/>
          <table:table-cell table:style-name="ce23"/>
          <table:table-cell/>
          <table:table-cell table:style-name="ce4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4" table:number-columns-repeated="2"/>
          <table:table-cell/>
          <table:table-cell table:style-name="ce4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4" table:number-columns-repeated="2"/>
          <table:table-cell/>
          <table:table-cell table:style-name="ce4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day/>
      <number:text>-</number:text>
      <number:month number:textual="true"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day/>
      <number:text>-</number:text>
      <number:month number:textual="true"/>
      <number:text>-</number:text>
      <number:year/>
    </number:date-style>
    <number:currency-style style:name="N15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5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4P0"/>
    </number:currency-style>
    <number:currency-style style:name="N15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9P0"/>
    </number:currency-style>
    <number:number-style style:name="N16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6:57:10.414737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4:59:49.148756125</meta:creation-date>
    <dc:date>2023-07-20T14:38:07.553418435</dc:date>
    <meta:editing-duration>P7DT5H17M44S</meta:editing-duration>
    <meta:editing-cycles>21</meta:editing-cycles>
    <meta:generator>LibreOffice/6.4.7.2$Linux_X86_64 LibreOffice_project/40$Build-2</meta:generator>
    <meta:document-statistic meta:table-count="2" meta:cell-count="462" meta:object-count="0"/>
  </office:meta>
</office:document-meta>
</file>